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770d" officeooo:paragraph-rsid="0004770d"/>
    </style:style>
    <style:style style:name="P2" style:family="paragraph" style:parent-style-name="Standard">
      <style:text-properties officeooo:rsid="0004770d" officeooo:paragraph-rsid="00095ae3"/>
    </style:style>
    <style:style style:name="P3" style:family="paragraph" style:parent-style-name="Standard">
      <style:text-properties officeooo:rsid="0005b2cd" officeooo:paragraph-rsid="0005b2cd"/>
    </style:style>
    <style:style style:name="P4" style:family="paragraph" style:parent-style-name="Standard">
      <style:text-properties officeooo:rsid="0005b2cd" officeooo:paragraph-rsid="00095ae3"/>
    </style:style>
    <style:style style:name="P5" style:family="paragraph" style:parent-style-name="Standard">
      <style:paragraph-properties fo:text-align="center" style:justify-single-word="false"/>
      <style:text-properties officeooo:rsid="00064f7d" officeooo:paragraph-rsid="00064f7d"/>
    </style:style>
    <style:style style:name="P6" style:family="paragraph" style:parent-style-name="Standard">
      <style:text-properties fo:color="#ff5429" officeooo:rsid="00064f7d" officeooo:paragraph-rsid="00064f7d"/>
    </style:style>
    <style:style style:name="P7" style:family="paragraph" style:parent-style-name="Standard">
      <style:text-properties fo:color="#ff5429" officeooo:rsid="00064f7d" officeooo:paragraph-rsid="00095ae3"/>
    </style:style>
    <style:style style:name="P8" style:family="paragraph" style:parent-style-name="Standard">
      <style:text-properties fo:color="#b47804" officeooo:rsid="00064f7d" officeooo:paragraph-rsid="00064f7d"/>
    </style:style>
    <style:style style:name="P9" style:family="paragraph" style:parent-style-name="Standard">
      <style:text-properties fo:color="#ffff38" officeooo:rsid="0005b2cd" officeooo:paragraph-rsid="0005b2cd"/>
    </style:style>
    <style:style style:name="P10" style:family="paragraph" style:parent-style-name="Standard">
      <style:text-properties fo:color="#ff4000" officeooo:rsid="00064f7d" officeooo:paragraph-rsid="00064f7d"/>
    </style:style>
    <style:style style:name="P11" style:family="paragraph" style:parent-style-name="Standard">
      <style:text-properties fo:color="#8d1d75" officeooo:rsid="00064f7d" officeooo:paragraph-rsid="00064f7d"/>
    </style:style>
    <style:style style:name="P12" style:family="paragraph" style:parent-style-name="Standard">
      <style:text-properties fo:color="#8d1d75" officeooo:rsid="0005b2cd" officeooo:paragraph-rsid="0005b2cd"/>
    </style:style>
    <style:style style:name="P13" style:family="paragraph" style:parent-style-name="Standard">
      <style:text-properties fo:color="#000000" officeooo:rsid="00064f7d" officeooo:paragraph-rsid="00064f7d"/>
    </style:style>
    <style:style style:name="P14" style:family="paragraph" style:parent-style-name="Standard">
      <style:text-properties fo:color="#2a6099" officeooo:rsid="0007d515" officeooo:paragraph-rsid="0007d515"/>
    </style:style>
    <style:style style:name="P15" style:family="paragraph" style:parent-style-name="Standard">
      <style:paragraph-properties fo:text-align="justify" style:justify-single-word="false"/>
      <style:text-properties fo:color="#2a6099" officeooo:rsid="0007d515" officeooo:paragraph-rsid="0007d515"/>
    </style:style>
    <style:style style:name="P16" style:family="paragraph" style:parent-style-name="Standard">
      <style:paragraph-properties fo:text-align="center" style:justify-single-word="false"/>
      <style:text-properties fo:color="#2a6099" fo:font-size="14pt" officeooo:rsid="0007d515" officeooo:paragraph-rsid="0007d515" style:font-size-asian="14pt" style:font-size-complex="14pt"/>
    </style:style>
    <style:style style:name="P17" style:family="paragraph" style:parent-style-name="Standard">
      <style:text-properties fo:color="#2a6099" fo:font-size="18pt" fo:font-weight="bold" officeooo:rsid="0007d515" officeooo:paragraph-rsid="0007d515" style:font-size-asian="15.75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2a6099" fo:font-size="12pt" fo:font-weight="bold" officeooo:rsid="0007d515" officeooo:paragraph-rsid="0007d515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2a6099" fo:font-size="12pt" fo:font-weight="bold" officeooo:rsid="0007d515" officeooo:paragraph-rsid="0007d515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2a6099" fo:font-size="12pt" fo:font-weight="normal" officeooo:rsid="0007d515" officeooo:paragraph-rsid="0007d515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3faf46" fo:font-size="12pt" fo:font-weight="normal" officeooo:rsid="00095ae3" officeooo:paragraph-rsid="00095ae3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3faf46" fo:font-size="18pt" fo:font-weight="bold" officeooo:rsid="00095ae3" officeooo:paragraph-rsid="00095ae3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3faf46" fo:font-size="14pt" fo:font-weight="bold" officeooo:rsid="00095ae3" officeooo:paragraph-rsid="00095ae3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ff0000" fo:font-size="18pt" fo:font-weight="bold" officeooo:rsid="00095ae3" officeooo:paragraph-rsid="00095ae3" style:font-size-asian="15.75pt" style:font-weight-asian="bold" style:font-size-complex="18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ff0000" fo:font-size="12pt" fo:font-weight="normal" officeooo:rsid="00095ae3" officeooo:paragraph-rsid="00095ae3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ff0000" fo:font-size="12pt" fo:font-weight="normal" officeooo:rsid="00095ae3" officeooo:paragraph-rsid="000b4003" style:font-size-asian="12pt" style:font-weight-asian="normal" style:font-size-complex="12pt" style:font-weight-complex="normal"/>
    </style:style>
    <style:style style:name="P27" style:family="paragraph" style:parent-style-name="Standard">
      <style:text-properties officeooo:rsid="00095ae3" officeooo:paragraph-rsid="00095ae3"/>
    </style:style>
    <style:style style:name="P28" style:family="paragraph" style:parent-style-name="Standard">
      <style:paragraph-properties fo:text-align="center" style:justify-single-word="false"/>
      <style:text-properties fo:font-size="18pt" officeooo:rsid="00095ae3" officeooo:paragraph-rsid="00095ae3" style:font-size-asian="18pt" style:font-size-complex="18pt"/>
    </style:style>
    <style:style style:name="T1" style:family="text">
      <style:text-properties fo:color="#3465a4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2a6099"/>
    </style:style>
    <style:style style:name="T3" style:family="text">
      <style:text-properties fo:color="#ff8000"/>
    </style:style>
    <style:style style:name="T4" style:family="text">
      <style:text-properties fo:color="#f10d0c"/>
    </style:style>
    <style:style style:name="T5" style:family="text">
      <style:text-properties fo:color="#f10d0c" officeooo:rsid="0007d515"/>
    </style:style>
    <style:style style:name="T6" style:family="text">
      <style:text-properties fo:color="#ffff00"/>
    </style:style>
    <style:style style:name="T7" style:family="text">
      <style:text-properties fo:color="#ff972f"/>
    </style:style>
    <style:style style:name="T8" style:family="text">
      <style:text-properties fo:color="#ff972f" fo:font-size="14pt" style:font-size-asian="14pt" style:font-size-complex="14pt"/>
    </style:style>
    <style:style style:name="T9" style:family="text">
      <style:text-properties fo:color="#ff972f" style:font-size-asian="12pt"/>
    </style:style>
    <style:style style:name="T10" style:family="text">
      <style:text-properties fo:color="#ff972f" fo:font-weight="normal" style:font-size-asian="12pt" style:font-weight-asian="normal" style:font-weight-complex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officeooo:rsid="00095ae3"/>
    </style:style>
    <style:style style:name="T13" style:family="text">
      <style:text-properties fo:color="#ff5429"/>
    </style:style>
    <style:style style:name="T14" style:family="text">
      <style:text-properties fo:color="#ff5429" officeooo:rsid="00064f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13">OBJECT ORIENTED ANALISI</text:span></text:p>
      <text:p text:style-name="P28"><text:span text:style-name="T13">DG dipartimento generale</text:span></text:p>
      <text:p text:style-name="P28"><text:span text:style-name="T13">???</text:span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5"><text:span text:style-name="T1">DP dipartimento personale </text:span></text:p>
      <text:p text:style-name="P16">-Gestisce:</text:p>
      <text:p text:style-name="P16"/>
      <text:p text:style-name="P15"><text:s text:c="71"/>1) Recruiting<text:span text:style-name="T12">(ricerca personale)</text:span></text:p>
      <text:p text:style-name="P15"/>
      <text:p text:style-name="P15"><text:s text:c="71"/>2)Contratti</text:p>
      <text:p text:style-name="P15"/>
      <text:p text:style-name="P15"><text:s text:c="71"/>3)Report personale</text:p>
      <text:p text:style-name="P15"/>
      <text:p text:style-name="P15"><text:s text:c="71"/>4)Formazione dipendente</text:p>
      <text:p text:style-name="P14"/>
      <text:p text:style-name="P17"><text:s text:c="24"/><text:span text:style-name="T6"><text:s text:c="6"/></text:span><text:span text:style-name="T7">DC dipartimento commerciale</text:span></text:p>
      <text:p text:style-name="P18"><text:span text:style-name="T7"><text:s text:c="2"/></text:span><text:span text:style-name="T8"><text:s/>-Gestisce:</text:span></text:p>
      <text:p text:style-name="P18"><text:span text:style-name="T8"/></text:p>
      <text:p text:style-name="P19"><text:span text:style-name="T10"><text:s text:c="73"/>1) Clienti</text:span></text:p>
      <text:p text:style-name="P19"><text:span text:style-name="T10"/></text:p>
      <text:p text:style-name="P20"><text:span text:style-name="T7"><text:s text:c="15"/>2) Scouting(di clienti)</text:span></text:p>
      <text:p text:style-name="P20"><text:span text:style-name="T7"/></text:p>
      <text:p text:style-name="P22">DT direzione tecnica</text:p>
      <text:p text:style-name="P23">-Gestisce:</text:p>
      <text:p text:style-name="P23"/>
      <text:p text:style-name="P21">1) Commesse</text:p>
      <text:p text:style-name="P21"/>
      <text:p text:style-name="P21"><text:s text:c="14"/>2)Competenze interne</text:p>
      <text:p text:style-name="P21"/>
      <text:p text:style-name="P21">3)tecnologia</text:p>
      <text:p text:style-name="P24">DA dipartimento amministrativo</text:p>
      <text:p text:style-name="P24"><text:span text:style-name="T11">-Gestisce:</text:span></text:p>
      <text:p text:style-name="P24"><text:span text:style-name="T11"/></text:p>
      <text:p text:style-name="P26"><text:s text:c="73"/>1)assegna budget</text:p>
      <text:p text:style-name="P26"/>
      <text:p text:style-name="P26"><text:s text:c="73"/>2)gestisce flussi</text:p>
      <text:p text:style-name="P26"/>
      <text:p text:style-name="P25"/>
      <text:p text:style-name="P8">sezione commerciale.. Gestisce clienti, gestisce scouting DI CLIENTI uwu </text:p>
      <text:p text:style-name="P8">Dir tecnica, Gestione Commesse, Competenze Interne , garantisce il massimo livello di performance (di tecnologia)</text:p>
      <text:p text:style-name="P10">sezione amministrativa assegna badget , gestione flussi</text:p>
      <text:p text:style-name="P9"><text:soft-page-break/></text:p>
      <text:p text:style-name="P9"/>
      <text:p text:style-name="P11">la direzione commerciale, ha detto che ci sono prospettive di allargare business --→ &gt; invita il dipartimento personale ad ASSUMERE X persona, il costo di X e il suo stipendio + il lordo+ una percentuale del costo aziendale</text:p>
      <text:p text:style-name="P12"/>
      <text:p text:style-name="P12"/>
      <text:p text:style-name="P13">direzione tecnica si accorge che X persona va bene, fa un colloquio, e viene assunta tramite <text:span text:style-name="T2">gestione PERSONALE</text:span>, che dopo assunzione X persona viene messa all interno di una commessa. Ogni mese X deve fare un report su quanto ha lavorato , su cosa, numero assenze, motivo assenze etc. poiche il DP deve sapere quanto il personale VIENE A COSTARE</text:p>
      <text:p text:style-name="P13"/>
      <text:p text:style-name="P13">se X va nella<text:span text:style-name="T3"> </text:span><text:span text:style-name="T4">parte amministrativa , </text:span><text:span text:style-name="T5">non e’ piu parte della D tecnica, ma quella amministrativa. </text:span></text:p>
      <text:p text:style-name="P13"><text:s/></text:p>
      <text:p text:style-name="P3"/>
      <text:p text:style-name="P2"><text:s text:c="9"/>Dati anagrafici</text:p>
      <text:p text:style-name="P2"/>
      <text:p text:style-name="P2">cambio ruolo/lavoro )programmatore ad architetto, GERARCHIA DI RUOLI A CUI E ASSOCIATO UN UTENTE, un utente puo avere un ruolo principale, e uno secondario(di rimpiazzo), una persona puo avere un solo contratto all-inizio, ma nel tempo puo avere piu contratti (non uno sopra l-altro) , </text:p>
      <text:p text:style-name="P2"/>
      <text:p text:style-name="P2">utenti possono essere di categorie protette</text:p>
      <text:p text:style-name="P2"/>
      <text:p text:style-name="P2">recruiting</text:p>
      <text:p text:style-name="P2">scouting</text:p>
      <text:p text:style-name="P2">devi sapere il curriculum della persona, anagrafica\</text:p>
      <text:p text:style-name="P4">reportistica commessa, reportistica curriculum, reportistica costo commessa</text:p>
      <text:p text:style-name="P4">anagrica dei cessiti aziendali delle risorse tecniche</text:p>
      <text:p text:style-name="P4"/>
      <text:p text:style-name="P4">-applicativo web h24</text:p>
      <text:p text:style-name="P4"/>
      <text:p text:style-name="P4">scalabilita orizzontale, incrementa il numero di macchine (anche virtuali) aumento hardware</text:p>
      <text:p text:style-name="P4">MACCHINE VIRTUALI NON SONO LE VIRTUAL MACHINE </text:p>
      <text:p text:style-name="P4"/>
      <text:p text:style-name="P4">ROUND ROBIN=RICERCA PROCESSORE PIU SCARICO </text:p>
      <text:p text:style-name="P27">OPPORTUNITA= OFFERTA/RICHIESTA DEL CLIENTE</text:p>
      <text:p text:style-name="P27">COMMESSA= LAVORO</text:p>
      <text:p text:style-name="P4"/>
      <text:p text:style-name="P7">LA DIREZIONE GENERALE</text:p>
      <text:p text:style-name="P7">-Controlla tutte le direzioni(???)</text:p>
      <text:p text:style-name="P2"><text:span text:style-name="T14">-Gestisce il brand aziendale</text:span> <text:s text:c="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4:46:34.855000000</meta:creation-date>
    <dc:date>2019-11-05T16:13:21.756000000</dc:date>
    <meta:editing-duration>PT3M3S</meta:editing-duration>
    <meta:editing-cycles>1</meta:editing-cycles>
    <meta:document-statistic meta:table-count="0" meta:image-count="0" meta:object-count="0" meta:page-count="2" meta:paragraph-count="46" meta:word-count="311" meta:character-count="2759" meta:non-whitespace-character-count="1904"/>
    <meta:generator>Ultra_Office/6.2.3.2$Windows_x86 LibreOffice_project/</meta:generator>
  </office:meta>
</office:document-meta>
</file>